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ans" svg:font-family="OpenSans, Helvetica, Arial, sans-serif"/>
    <style:font-face style:name="Arial Unicode MS2" svg:font-family="'Arial Unicode MS'" style:font-family-generic="swiss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049in" table:align="right"/>
    </style:style>
    <style:style style:name="Table1.A" style:family="table-column">
      <style:table-column-properties style:column-width="3.4403in"/>
    </style:style>
    <style:style style:name="Table1.B" style:family="table-column">
      <style:table-column-properties style:column-width="3.4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paragraph-rsid="00122670"/>
    </style:style>
    <style:style style:name="P2" style:family="paragraph" style:parent-style-name="Standard">
      <style:text-properties officeooo:rsid="001587f9" officeooo:paragraph-rsid="00172c69"/>
    </style:style>
    <style:style style:name="P3" style:family="paragraph" style:parent-style-name="Standard">
      <style:text-properties officeooo:paragraph-rsid="00188d26"/>
    </style:style>
    <style:style style:name="P4" style:family="paragraph" style:parent-style-name="Table_20_Contents">
      <style:text-properties officeooo:paragraph-rsid="00188d26"/>
    </style:style>
    <style:style style:name="P5" style:family="paragraph" style:parent-style-name="Text_20_body" style:list-style-name="L1">
      <style:paragraph-properties fo:margin-top="0in" fo:margin-bottom="0.0882in" loext:contextual-spacing="false" fo:orphans="2" fo:widows="2"/>
      <style:text-properties fo:font-variant="normal" fo:text-transform="none" fo:color="#2b333a" style:font-name="OpenSans" fo:font-size="10.1999998092651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.0882in" loext:contextual-spacing="false" fo:orphans="2" fo:widows="2"/>
    </style:style>
    <style:style style:name="T1" style:family="text">
      <style:text-properties fo:font-variant="normal" fo:text-transform="none" fo:color="#2b333a" style:font-name="OpenSans" fo:font-size="10.1999998092651pt" fo:letter-spacing="normal" fo:font-style="normal" fo:font-weight="bold"/>
    </style:style>
    <style:style style:name="T2" style:family="text">
      <style:text-properties fo:font-variant="normal" fo:text-transform="none" fo:color="#2b333a" style:font-name="OpenSans" fo:font-size="10.1999998092651pt" fo:letter-spacing="normal" fo:font-style="normal" fo:font-weight="normal"/>
    </style:style>
    <style:style style:name="T3" style:family="text">
      <style:text-properties officeooo:rsid="001587f9"/>
    </style:style>
    <style:style style:name="T4" style:family="text">
      <style:text-properties officeooo:rsid="00188d26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88d26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 Unicode MS" fo:font-size="10pt" fo:font-style="normal" fo:text-shadow="none" style:text-underline-style="none" fo:font-weight="normal" officeooo:rsid="00188d26" style:font-size-asian="10pt" style:font-style-asian="normal" style:font-weight-asian="normal" style:text-emphasize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trong communication skills</text:p>
            <text:p text:style-name="P1">strong technical knowledge. </text:p>
            <text:p text:style-name="Table_20_Contents"/>
            <text:p text:style-name="Table_20_Contents">Contribute to internal initiatives such as improving our development processes</text:p>
            <text:list xml:id="list856421731" text:style-name="L1">
              <text:list-item>
                <text:p text:style-name="P6"><text:span text:style-name="T2">Likes mentoring, coaching, and training others</text:span></text:p>
              </text:list-item>
              <text:list-item>
                <text:p text:style-name="P5">Excellent written and oral communication skills with teammates and clients</text:p>
              </text:list-item>
              <text:list-item>
                <text:p text:style-name="P5">Understanding of Grid Principles (Nice to have)</text:p>
              </text:list-item>
              <text:list-item>
                <text:p text:style-name="P5">Understanding of techniques and tools for pixel perfect development (Nice to have)</text:p>
              </text:list-item>
            </text:list>
            <text:p text:style-name="Table_20_Contents"/>
          </table:table-cell>
          <table:table-cell table:style-name="Table1.B1" office:value-type="string">
            <text:p text:style-name="P4"><text:span text:style-name="T3">I have worked on the eCommerce tech teams of several well-known brands, including Maytag, <text:s/>John Deere, Sears and Crocs Shoes (an SFCC user). <text:s/>With Crocs I created/supported web pages and web services made with controller and views with .isml’s, and managed application state with Business Manager in order to support a global site covering </text:span><text:span text:style-name="T7">20 different nationalities and 12 different payment processors</text:span><text:span text:style-name="T3">. <text:s/>As a Front End developer I have worked with many stages of Javascript’s evolution, from DHTML, jQuery, Angular, React, Node.js and ES6. <text:s/></text:span><text:span text:style-name="T6">I have built complex, multi-tiered, distributed web applications and met challenges with load testing, SQL database design, asynchronous/multi-threaded processing, secure authentication, messaging, and integrating third party software. <text:s/>I am accustomed to </text:span><text:span text:style-name="T8">rendering responsive, grid-based desktop- and mobile-compatible HTML5/CSS3 from </text:span><text:span text:style-name="T6">wireframes, redlines and Adobe PSDs produced by design teams. I have been working with Git/Bitbucket/Sourcetree for six years and know how to solve </text:span><text:span text:style-name="T7">problems of merging code between a large team of developers. <text:s/></text:span><text:span text:style-name="T5">Over my career I have worked on several teams guided by Agile processes, where 2-4 week </text:span><text:span text:style-name="T7">sprints, planning meetings, backlog grooming, retrospectives and tools such as Jira/Grasshopper have been a regular part of the project lifecycle.</text:span></text:p>
            <text:p text:style-name="P3"><text:span text:style-name="T7"/></text:p>
            <text:p text:style-name="P3"><text:span text:style-name="T6"/></text:p>
            <text:p text:style-name="P2"><text:span text:style-name="T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ans" svg:font-family="OpenSans, Helvetica, Arial, sans-serif"/>
    <style:font-face style:name="Arial Unicode MS2" svg:font-family="'Arial Unicode MS'" style:font-family-generic="swiss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9T16:27:53.106313898</meta:creation-date>
    <dc:date>2020-06-20T14:23:40.332393894</dc:date>
    <meta:editing-duration>PT31M15S</meta:editing-duration>
    <meta:editing-cycles>3</meta:editing-cycles>
    <meta:generator>LibreOffice/6.3.1.2$MacOSX_X86_64 LibreOffice_project/b79626edf0065ac373bd1df5c28bd630b4424273</meta:generator>
    <meta:document-statistic meta:table-count="1" meta:image-count="0" meta:object-count="0" meta:page-count="1" meta:paragraph-count="8" meta:word-count="247" meta:character-count="1708" meta:non-whitespace-character-count="1466"/>
  </office:meta>
</office:document-meta>
</file>